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6pt" style:font-size-asian="16pt" style:font-size-complex="16pt"/>
    </style:style>
    <style:style style:name="T2" style:parent-style-name="DefaultParagraphFont" style:family="text">
      <style:text-properties fo:font-size="16pt" style:font-size-asian="16pt" style:font-size-complex="16pt"/>
    </style:style>
    <style:style style:name="T3" style:parent-style-name="DefaultParagraphFont" style:family="text">
      <style:text-properties fo:font-size="16pt" style:font-size-asian="16pt" style:font-size-complex="16pt"/>
    </style:style>
    <style:style style:name="T4" style:parent-style-name="DefaultParagraphFont" style:family="text">
      <style:text-properties fo:font-size="16pt" style:font-size-asian="16pt" style:font-size-complex="16pt"/>
    </style:style>
    <style:style style:name="T5" style:parent-style-name="DefaultParagraphFont" style:family="text">
      <style:text-properties fo:font-size="16pt" style:font-size-asian="16pt" style:font-size-complex="16pt"/>
    </style:style>
    <style:style style:name="T6" style:parent-style-name="DefaultParagraphFont" style:family="text">
      <style:text-properties fo:font-size="16pt" style:font-size-asian="16pt" style:font-size-complex="16pt"/>
    </style:style>
    <style:style style:name="P7" style:parent-style-name="Normal" style:family="paragraph">
      <style:paragraph-properties fo:margin-bottom="0in" fo:line-height="100%"/>
      <style:text-properties fo:color="#000000" fo:font-size="16pt" style:font-size-asian="16pt" style:font-size-complex="16pt" style:language-asian="en" style:country-asian="GB"/>
    </style:style>
    <style:style style:name="P8" style:parent-style-name="Normal" style:family="paragraph">
      <style:paragraph-properties fo:margin-bottom="0in" fo:line-height="100%"/>
      <style:text-properties fo:color="#000000" fo:font-size="16pt" style:font-size-asian="16pt" style:font-size-complex="16pt" style:language-asian="en" style:country-asian="GB"/>
    </style:style>
    <style:style style:name="P9" style:parent-style-name="Normal" style:family="paragraph">
      <style:text-properties fo:font-size="16pt" style:font-size-asian="16pt" style:font-size-complex="16pt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</office:automatic-styles>
  <office:body>
    <office:text text:use-soft-page-breaks="true">
      <text:p text:style-name="P1">The equation I should have given:</text:p>
      <text:p text:style-name="Normal"><draw:frame draw:style-name="a0" text:anchor-type="as-char" svg:x="0in" svg:y="0in" svg:width="3.52083in" svg:height="0.88542in" style:rel-width="scale" style:rel-height="scale"><draw:object xlink:href="Object 1/" xlink:type="simple" xlink:show="embed" xlink:actuate="onLoad"/></draw:frame><text:span text:style-name="T2"><text:s/></text:span></text:p>
      <text:p text:style-name="Normal"><text:span text:style-name="T3">where<text:s/></text:span><draw:frame draw:style-name="a1" text:anchor-type="as-char" svg:x="0in" svg:y="0in" svg:width="0.53125in" svg:height="0.27083in" style:rel-width="scale" style:rel-height="scale"><draw:object xlink:href="Object 2/" xlink:type="simple" xlink:show="embed" xlink:actuate="onLoad"/></draw:frame><text:span text:style-name="T4"><text:s/>is the harvest index in year t of the rotation,  </text:span><draw:frame draw:style-name="a2" text:anchor-type="as-char" svg:x="0in" svg:y="0in" svg:width="1.40625in" svg:height="0.5625in" style:rel-width="scale" style:rel-height="scale"><draw:object xlink:href="Object 3/" xlink:type="simple" xlink:show="embed" xlink:actuate="onLoad"/></draw:frame><text:span text:style-name="T5">.</text:span></text:p>
      <text:p text:style-name="Normal"><text:span text:style-name="T6">This rearranges to<text:s/></text:span><draw:frame draw:style-name="a3" text:anchor-type="as-char" svg:x="0in" svg:y="0in" svg:width="4.3125in" svg:height="0.72917in" style:rel-width="scale" style:rel-height="scale"><draw:object xlink:href="Object 4/" xlink:type="simple" xlink:show="embed" xlink:actuate="onLoad"/></draw:frame></text:p>
      <text:p text:style-name="P7">I think that’s what I was trying to say.</text:p>
      <text:p text:style-name="P8"/>
      <text:p text:style-name="P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20%"/>
      <style:text-properties style:font-name="Calibri" style:font-name-complex="Calibri" style:letter-kerning="false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ke Martin</meta:initial-creator>
    <dc:creator>Mike Martin</dc:creator>
    <meta:creation-date>2023-10-02T11:19:00Z</meta:creation-date>
    <dc:date>2023-10-02T21:18:00Z</dc:date>
    <meta:print-date>2023-10-02T11:20:00Z</meta:print-date>
    <meta:template xlink:href="Normal.dotm" xlink:type="simple"/>
    <meta:editing-cycles>1</meta:editing-cycles>
    <meta:editing-duration>PT28860S</meta:editing-duration>
    <meta:document-statistic meta:page-count="1" meta:paragraph-count="1" meta:word-count="51" meta:character-count="342" meta:row-count="2" meta:non-whitespace-character-count="292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>C</mml:mi>
    </mml:mrow>
    <mml:mrow>
      <mml:mi mathvariant="normal">n</mml:mi>
      <mml:mi mathvariant="normal">p</mml:mi>
      <mml:mi mathvariant="normal">p</mml:mi>
      <mml:mo>,</mml:mo>
      <mml:mi mathvariant="normal">a</mml:mi>
      <mml:mi mathvariant="normal">t</mml:mi>
      <mml:mi mathvariant="normal">y</mml:mi>
      <mml:mi mathvariant="normal">p</mml:mi>
      <mml:mo>,</mml:mo>
      <mml:mi mathvariant="normal">t</mml:mi>
    </mml:mrow>
  </mml:msub>
  <mml:mo>=</mml:mo>
  <mml:msub>
    <mml:mrow>
      <mml:mi>C</mml:mi>
    </mml:mrow>
    <mml:mrow>
      <mml:mi mathvariant="normal">n</mml:mi>
      <mml:mi mathvariant="normal">p</mml:mi>
      <mml:mi mathvariant="normal">p</mml:mi>
      <mml:mo>,</mml:mo>
      <mml:mi mathvariant="normal">t</mml:mi>
      <mml:mi mathvariant="normal">y</mml:mi>
      <mml:mi mathvariant="normal">p</mml:mi>
      <mml:mo>,</mml:mo>
      <mml:mi mathvariant="normal">t</mml:mi>
    </mml:mrow>
  </mml:msub>
  <mml:mi> </mml:mi>
  <mml:mo>×</mml:mo>
  <mml:mfrac>
    <mml:mrow>
      <mml:mfrac bevelled="true">
        <mml:mrow>
          <mml:mn>1</mml:mn>
        </mml:mrow>
        <mml:mrow>
          <mml:msub>
            <mml:mrow>
              <mml:mi>I</mml:mi>
            </mml:mrow>
            <mml:mrow>
              <mml:mi mathvariant="normal">h</mml:mi>
              <mml:mi mathvariant="normal">a</mml:mi>
              <mml:mi mathvariant="normal">r</mml:mi>
              <mml:mi mathvariant="normal">v</mml:mi>
              <mml:mo>,</mml:mo>
              <mml:mi mathvariant="normal">t</mml:mi>
            </mml:mrow>
          </mml:msub>
        </mml:mrow>
      </mml:mfrac>
    </mml:mrow>
    <mml:mrow>
      <mml:mrow>
        <mml:munder>
          <mml:mo stretchy="false">∑</mml:mo>
          <mml:mrow>
            <mml:mi mathvariant="normal">t</mml:mi>
          </mml:mrow>
        </mml:munder>
        <mml:mrow>
          <mml:mfenced separators="|">
            <mml:mrow>
              <mml:mfrac bevelled="true">
                <mml:mrow>
                  <mml:mn>1</mml:mn>
                </mml:mrow>
                <mml:mrow>
                  <mml:msub>
                    <mml:mrow>
                      <mml:mi>I</mml:mi>
                    </mml:mrow>
                    <mml:mrow>
                      <mml:mi mathvariant="normal">h</mml:mi>
                      <mml:mi mathvariant="normal">a</mml:mi>
                      <mml:mi mathvariant="normal">r</mml:mi>
                      <mml:mi mathvariant="normal">v</mml:mi>
                      <mml:mo>,</mml:mo>
                      <mml:mi mathvariant="normal">t</mml:mi>
                    </mml:mrow>
                  </mml:msub>
                </mml:mrow>
              </mml:mfrac>
            </mml:mrow>
          </mml:mfenced>
        </mml:mrow>
      </mml:mrow>
    </mml:mrow>
  </mml:mfrac>
</mml:math>
</file>

<file path=Object 2/content.xml><?xml version="1.0" encoding="utf-8"?>
<mml:math xmlns:mml="http://www.w3.org/1998/Math/MathML" xmlns:m="http://schemas.openxmlformats.org/officeDocument/2006/math">
  <mml:msub>
    <mml:mrow>
      <mml:mi>I</mml:mi>
    </mml:mrow>
    <mml:mrow>
      <mml:mi mathvariant="normal">h</mml:mi>
      <mml:mi mathvariant="normal">a</mml:mi>
      <mml:mi mathvariant="normal">r</mml:mi>
      <mml:mi mathvariant="normal">v</mml:mi>
      <mml:mo>,</mml:mo>
      <mml:mi mathvariant="normal">t</mml:mi>
    </mml:mrow>
  </mml:msub>
</mml:math>
</file>

<file path=Object 3/content.xml><?xml version="1.0" encoding="utf-8"?>
<mml:math xmlns:mml="http://www.w3.org/1998/Math/MathML" xmlns:m="http://schemas.openxmlformats.org/officeDocument/2006/math">
  <mml:msub>
    <mml:mrow>
      <mml:mi>I</mml:mi>
    </mml:mrow>
    <mml:mrow>
      <mml:mi mathvariant="normal">h</mml:mi>
      <mml:mi mathvariant="normal">a</mml:mi>
      <mml:mi mathvariant="normal">r</mml:mi>
      <mml:mi mathvariant="normal">v</mml:mi>
      <mml:mo>,</mml:mo>
      <mml:mi mathvariant="normal">t</mml:mi>
    </mml:mrow>
  </mml:msub>
  <mml:mo>=</mml:mo>
  <mml:mfrac>
    <mml:mrow>
      <mml:msub>
        <mml:mrow>
          <mml:mi>M</mml:mi>
        </mml:mrow>
        <mml:mrow>
          <mml:mi mathvariant="normal">g</mml:mi>
          <mml:mi mathvariant="normal">r</mml:mi>
          <mml:mi mathvariant="normal">a</mml:mi>
          <mml:mi mathvariant="normal">i</mml:mi>
          <mml:mi mathvariant="normal">n</mml:mi>
        </mml:mrow>
      </mml:msub>
    </mml:mrow>
    <mml:mrow>
      <mml:msub>
        <mml:mrow>
          <mml:mi>M</mml:mi>
        </mml:mrow>
        <mml:mrow>
          <mml:mi mathvariant="normal">t</mml:mi>
          <mml:mi mathvariant="normal">o</mml:mi>
          <mml:mi mathvariant="normal">t</mml:mi>
          <mml:mi mathvariant="normal">a</mml:mi>
          <mml:mi mathvariant="normal">l</mml:mi>
        </mml:mrow>
      </mml:msub>
    </mml:mrow>
  </mml:mfrac>
</mml:math>
</file>

<file path=Object 4/content.xml><?xml version="1.0" encoding="utf-8"?>
<mml:math xmlns:mml="http://www.w3.org/1998/Math/MathML" xmlns:m="http://schemas.openxmlformats.org/officeDocument/2006/math">
  <mml:msub>
    <mml:mrow>
      <mml:mi>C</mml:mi>
    </mml:mrow>
    <mml:mrow>
      <mml:mi mathvariant="normal">n</mml:mi>
      <mml:mi mathvariant="normal">p</mml:mi>
      <mml:mi mathvariant="normal">p</mml:mi>
      <mml:mo>,</mml:mo>
      <mml:mi mathvariant="normal">a</mml:mi>
      <mml:mi mathvariant="normal">t</mml:mi>
      <mml:mi mathvariant="normal">y</mml:mi>
      <mml:mi mathvariant="normal">p</mml:mi>
      <mml:mo>,</mml:mo>
      <mml:mi mathvariant="normal">t</mml:mi>
    </mml:mrow>
  </mml:msub>
  <mml:mo>=</mml:mo>
  <mml:msub>
    <mml:mrow>
      <mml:mi>C</mml:mi>
    </mml:mrow>
    <mml:mrow>
      <mml:mi mathvariant="normal">n</mml:mi>
      <mml:mi mathvariant="normal">p</mml:mi>
      <mml:mi mathvariant="normal">p</mml:mi>
      <mml:mo>,</mml:mo>
      <mml:mi mathvariant="normal">t</mml:mi>
      <mml:mi mathvariant="normal">y</mml:mi>
      <mml:mi mathvariant="normal">p</mml:mi>
      <mml:mo>,</mml:mo>
      <mml:mi mathvariant="normal">t</mml:mi>
    </mml:mrow>
  </mml:msub>
  <mml:mi> </mml:mi>
  <mml:mo>×</mml:mo>
  <mml:mfrac>
    <mml:mrow>
      <mml:mn>1</mml:mn>
    </mml:mrow>
    <mml:mrow>
      <mml:mrow>
        <mml:munder>
          <mml:mo stretchy="false">∑</mml:mo>
          <mml:mrow>
            <mml:mi mathvariant="normal">t</mml:mi>
          </mml:mrow>
        </mml:munder>
        <mml:mrow>
          <mml:mfenced separators="|">
            <mml:mrow>
              <mml:mfrac bevelled="true">
                <mml:mrow>
                  <mml:mn>1</mml:mn>
                </mml:mrow>
                <mml:mrow>
                  <mml:msub>
                    <mml:mrow>
                      <mml:mi mathvariant="normal">I</mml:mi>
                    </mml:mrow>
                    <mml:mrow>
                      <mml:mi mathvariant="normal">h</mml:mi>
                      <mml:mi mathvariant="normal">a</mml:mi>
                      <mml:mi mathvariant="normal">r</mml:mi>
                      <mml:mi mathvariant="normal">v</mml:mi>
                      <mml:mo>,</mml:mo>
                      <mml:mi mathvariant="normal">t</mml:mi>
                    </mml:mrow>
                  </mml:msub>
                </mml:mrow>
              </mml:mfrac>
            </mml:mrow>
          </mml:mfenced>
          <mml:mo>×</mml:mo>
          <mml:msub>
            <mml:mrow>
              <mml:mi mathvariant="normal">I</mml:mi>
            </mml:mrow>
            <mml:mrow>
              <mml:mi mathvariant="normal">h</mml:mi>
              <mml:mi mathvariant="normal">a</mml:mi>
              <mml:mi mathvariant="normal">r</mml:mi>
              <mml:mi mathvariant="normal">v</mml:mi>
              <mml:mo>,</mml:mo>
              <mml:mi mathvariant="normal">t</mml:mi>
            </mml:mrow>
          </mml:msub>
        </mml:mrow>
      </mml:mrow>
    </mml:mrow>
  </mml:mfrac>
</mml:math>
</file>